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dok mapy</text:p>
      <text:p text:style-name="Standard">Algorytm budowania widoku ma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5T10:18:08.99</meta:creation-date>
    <meta:generator>OpenOffice.org/3.1$Win32 OpenOffice.org_project/310m11$Build-9399</meta:generator>
    <meta:document-statistic meta:table-count="0" meta:image-count="0" meta:object-count="0" meta:page-count="1" meta:paragraph-count="2" meta:word-count="6" meta:character-count="40"/>
    <dc:date>2009-07-25T10:19:15.55</dc:date>
    <meta:editing-duration>PT00H01M07S</meta:editing-duration>
    <meta:editing-cycles>1</meta:editing-cycles>
  </office:meta>
</office:document-meta>
</file>